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" svg:font-family="Co"/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fortaa" fo:font-size="18pt" fo:font-weight="bold" officeooo:rsid="0005f4d6" officeooo:paragraph-rsid="0005f4d6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omfortaa" officeooo:rsid="0005f4d6" officeooo:paragraph-rsid="0005f4d6"/>
    </style:style>
    <style:style style:name="P3" style:family="paragraph" style:parent-style-name="Standard">
      <style:text-properties style:font-name="Comfortaa" officeooo:rsid="0006ccca" officeooo:paragraph-rsid="000a60d5"/>
    </style:style>
    <style:style style:name="P4" style:family="paragraph" style:parent-style-name="Standard">
      <style:text-properties style:font-name="Comfortaa" officeooo:rsid="00079d12" officeooo:paragraph-rsid="000a60d5"/>
    </style:style>
    <style:style style:name="P5" style:family="paragraph" style:parent-style-name="Standard">
      <style:text-properties style:font-name="Comfortaa" officeooo:paragraph-rsid="000f6ff2"/>
    </style:style>
    <style:style style:name="P6" style:family="paragraph" style:parent-style-name="Standard">
      <style:text-properties style:font-name="Comfortaa" officeooo:paragraph-rsid="00112859"/>
    </style:style>
    <style:style style:name="P7" style:family="paragraph" style:parent-style-name="Standard">
      <style:paragraph-properties fo:text-align="center" style:justify-single-word="false"/>
      <style:text-properties style:font-name="Comfortaa" officeooo:paragraph-rsid="000c0b19"/>
    </style:style>
    <style:style style:name="P8" style:family="paragraph" style:parent-style-name="Standard">
      <style:text-properties style:font-name="Comfortaa" officeooo:rsid="00115cce" officeooo:paragraph-rsid="00115cce"/>
    </style:style>
    <style:style style:name="P9" style:family="paragraph" style:parent-style-name="Standard">
      <style:text-properties style:font-name="Comfortaa" officeooo:paragraph-rsid="00115cce"/>
    </style:style>
    <style:style style:name="P10" style:family="paragraph" style:parent-style-name="Standard">
      <style:text-properties style:font-name="Comfortaa" fo:font-weight="bold" officeooo:paragraph-rsid="00115cce" style:font-weight-asian="bold" style:font-weight-complex="bold"/>
    </style:style>
    <style:style style:name="P11" style:family="paragraph" style:parent-style-name="Standard">
      <style:text-properties style:font-name="Comfortaa" fo:font-weight="bold" officeooo:paragraph-rsid="000f6ff2" style:font-weight-asian="bold" style:font-weight-complex="bold"/>
    </style:style>
    <style:style style:name="P12" style:family="paragraph" style:parent-style-name="Standard">
      <style:text-properties officeooo:paragraph-rsid="00112859"/>
    </style:style>
    <style:style style:name="T1" style:family="text">
      <style:text-properties officeooo:rsid="00079d12"/>
    </style:style>
    <style:style style:name="T2" style:family="text">
      <style:text-properties officeooo:rsid="00098bb9"/>
    </style:style>
    <style:style style:name="T3" style:family="text">
      <style:text-properties style:font-name="Comfortaa"/>
    </style:style>
    <style:style style:name="T4" style:family="text">
      <style:text-properties officeooo:rsid="00112859"/>
    </style:style>
    <style:style style:name="T5" style:family="text">
      <style:text-properties fo:font-size="18pt" fo:font-weight="bold" officeooo:rsid="00112859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0c0b19" style:font-size-asian="18pt" style:font-weight-asian="bold" style:font-size-complex="18pt" style:font-weight-complex="bold"/>
    </style:style>
    <style:style style:name="T7" style:family="text">
      <style:text-properties officeooo:rsid="00115c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1. </text:span>Descripción de mi página:</text:p>
      <text:p text:style-name="P2"/>
      <text:p text:style-name="P3"><text:tab/>En mi página <text:span text:style-name="T1">podrás ver</text:span> partidos <text:span text:style-name="T2">diarios (simulados)</text:span> <text:span text:style-name="T1">de la NBA, donde podrás comentar quien crees que va a ganar a demás de poder poner un comentario junto a tu predicción, puedes valorar los partidos según os parezca más o menos interesantes y una vez terminados los partidos podrás valorar lo de a cuerdo que estás con los resultados.</text:span></text:p>
      <text:p text:style-name="P3"/>
      <text:p text:style-name="P4"><text:tab/>Lógicamente tendrás permiso a todo esto si estás registrado y logueado, aunque si no lo estás podrás visualizar todo lo dicho anteriormente.</text:p>
      <text:p text:style-name="P3"/>
      <text:p text:style-name="P7"><text:span text:style-name="T5">2. </text:span><text:span text:style-name="T6">Análisis del diseño web de </text:span><text:span text:style-name="T5">Bootstrap</text:span><text:span text:style-name="T6">:</text:span></text:p>
      <text:p text:style-name="P7"><text:span text:style-name="T6"/></text:p>
      <text:p text:style-name="P10"><text:span text:style-name="T7"><text:tab/>2.1. Introducción:</text:span></text:p>
      <text:p text:style-name="P9"/>
      <text:p text:style-name="P9"><text:span text:style-name="T7"><text:tab/>No he econtrado una web que tenga algo relacionado con lo que quiero hacer y que me guste, así que voy a analizar la página de bootstrap, una página que trata de un</text:span></text:p>
      <text:p text:style-name="P11">2.1.1. Nombre:</text:p>
      <text:p text:style-name="P11"/>
      <text:p text:style-name="P8">Bootstrap.</text:p>
      <text:p text:style-name="P5">2.1.2. URL de la página.</text:p>
      <text:p text:style-name="P5"><text:a xlink:type="simple" xlink:href="https://getbootstrap.com/?" text:style-name="Internet_20_link" text:visited-style-name="Visited_20_Internet_20_Link">https://getbootstrap.com/</text:a></text:p>
      <text:p text:style-name="P5">2.1.3. Logo principal.</text:p>
      <text:p text:style-name="P5">2.1.4. Tema principal de la página.</text:p>
      <text:p text:style-name="P5">2.1.5. Modelado de usuarios de la página.</text:p>
      <text:p text:style-name="P5">2.2. Diseño (1 punto):</text:p>
      <text:p text:style-name="P5">2.2.1.Identificar y describir partes en las que está maquetada la página Web. (Incluir imágenes de cada una de ellas) </text:p>
      <text:p text:style-name="P5">2.2.2.Indicar y detallar algunos de los elementos principales de la Interfaz Web (Incluir imágenes): - Identificación - Navegación - Contenidos - Interacción </text:p>
      <text:p text:style-name="P5">2.2.3. Mapa de navegación</text:p>
      <text:p text:style-name="P5">2.2.4. Análisis de los Principios de Diseño de Gestalt en la página (Apoyar los ejemplos con imágenes y una breve descripción del mismo)</text:p>
      <text:p text:style-name="P5">2.2.5. Análisis de los Principios de Usabilidad de Jakob Nielsen en la página (Apoyar los ejemplos con imágenes y una breve descripción del mismo). Destacar la carencia de alguno de ellos.</text:p>
      <text:p text:style-name="P5">2.2.6. Estudio con pruebas en distintos dispositivos de la adaptabilidad de la página web.</text:p>
      <text:p text:style-name="P5">2.2.7.Colores de la página: - Referencia RGB o Hexadecimal de los colores principales. - Efecto en los usuarios. - Buscar color dominante, secundario y acento, de la regla 60 30 10. </text:p>
      <text:p text:style-name="P5">2.2.8. Tipos de imágenes que predominan en la aplicación (incluir ejemplos de imágenes): - Formato de las imágenes (GIF,JPEG,PNG,SVG, BMP,TIFF,PSD) - Adaptabilidad de la imágenes - Tipos de iconos que se usan.</text:p>
      <text:p text:style-name="P5">2.2.9. Información de las licencias de los scripts, css o imágenes de la aplicación (opcional)</text:p>
      <text:p text:style-name="P5">2.2.10. Tipografía de la página Web</text:p>
      <text:p text:style-name="P5">2.2.11. Tipo de maquetación de la web y tecnologías utilizadas para ello.</text:p>
      <text:p text:style-name="P5"><text:soft-page-break/>2.2.12. Patrones de diseño que encontramos en la Web (Opcional, 4 es suficiente)</text:p>
      <text:p text:style-name="P5">2.2.13. Posicionamiento: Encontrar si se cumple alguna de las condiciones de las webmaster-guidelines de google.</text:p>
      <text:p text:style-name="P5">2.3. Opinión personal y conclusiones del alumno sobre la página Web o plantilla escogida. (0.2 puntos)</text:p>
      <text:p text:style-name="P6">3. Definir base de nuestra Web: Indicar que características vamos a seleccionar del análisis anterior y la razón de su elección. En el caso de cambiar algunas de ellas, indicar porque dicho cambio. (0.9 puntos en Total)</text:p>
      <text:p text:style-name="P6">3.1. Nombre</text:p>
      <text:p text:style-name="P6">3.2. Logo</text:p>
      <text:p text:style-name="P6">3.3. Tema principal</text:p>
      <text:p text:style-name="P6">3.4. Modelado de usuarios de página.</text:p>
      <text:p text:style-name="P12"><text:span text:style-name="T3">3.5. Boceto de la ubicación de cada una de las partes principales de la Interfaz. Para el prototipo el alumno puede emplear cualquier herramienta que conozca, gimp, canva .. www.canva.com </text:span><text:a xlink:type="simple" xlink:href="https://wireframe.cc/" text:style-name="Internet_20_link" text:visited-style-name="Visited_20_Internet_20_Link"><text:span text:style-name="T3">https://wireframe.cc/</text:span></text:a></text:p>
      <text:p text:style-name="P6">3.6. Principios de Diseño que vamos a aplicar.</text:p>
      <text:p text:style-name="P6">3.7. 4 principales principios de Diseño de Usabilidad en los que nos centraremos. (Aunque deben cumplirse todo, quiero que destaquéis cuáles son los 4 que consideréis de mayor importancia).</text:p>
      <text:p text:style-name="P6">3.8. Colores.</text:p>
      <text:p text:style-name="P6">3.9. Tipos de iconos a usar.</text:p>
      <text:p text:style-name="P6">3.10. Imágenes a usar.</text:p>
      <text:p text:style-name="P6">3.11. Tipografía.</text:p>
      <text:p text:style-name="P6">3.12. Tipo de maquetación y tecnologías a usar.</text:p>
      <text:p text:style-name="P6">3.13. Patrones de diseño que consideráis incluir (opcional, 4 es suficiente).</text:p>
      <text:p text:style-name="P6">3.14. Webmaster-guidelines de google que vamos a aplicar (se investigará sobre ello y se aportará información si se hará uso o no en vuestra web. Si se usa, indicar dónde y cómo).</text:p>
      <text:p text:style-name="P6">4. Conclusiones: Incluir unas conclusiones sobre el trabajo. (0.2 punt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" svg:font-family="Co"/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6:38:57.747668208</meta:creation-date>
    <dc:date>2019-09-28T12:57:40.885537775</dc:date>
    <meta:editing-duration>PT32M56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2" meta:paragraph-count="44" meta:word-count="603" meta:character-count="3719" meta:non-whitespace-character-count="3153"/>
  </office:meta>
</office:document-meta>
</file>